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8125in"/>
    </style:style>
    <style:style style:name="Table1.H" style:family="table-column">
      <style:table-column-properties style:column-width="0.811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margin-left="0in" fo:margin-right="0in" fo:line-height="100%" fo:text-indent="0in" style:auto-text-indent="false"/>
    </style:style>
    <style:style style:name="P4" style:family="paragraph" style:parent-style-name="Standard" style:master-page-name="Standard">
      <style:paragraph-properties fo:margin-left="0in" fo:margin-right="0in" fo:line-height="100%" fo:text-indent="0in" style:auto-text-indent="false" style:page-number="1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fo:background-color="#b6d7a8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  →   FD |  QM |  M<text:line-break/>D  →  QbF  | cF  |  cM<text:line-break/>Q  →   ε | P<text:line-break/>M →   Mb  | dM | , | M |  P | R<text:line-break/>P  →  hP | Pk | P<text:tab/><text:tab/></text:p>
      <text:p text:style-name="P3">R →  #R | % | ,</text:p>
      <text:p text:style-name="P3"/>
      <text:p text:style-name="P3">Primero elim SI</text:p>
      <text:p text:style-name="P3"/>
      <text:p text:style-name="P3">P es puramente recursiva, no genera cadenas de 0 o más terminales</text:p>
      <text:p text:style-name="P3"/>
      <text:p text:style-name="P1">F  →   FD |  QM |  M<text:line-break/>D  →  QbF  | cF  |  cM<text:line-break/>Q  →   ε<text:line-break/>M →   Mb  | dM | , | M | R</text:p>
      <text:p text:style-name="P1">R →  #R | % | ,</text:p>
      <text:p text:style-name="P1"/>
      <text:p text:style-name="P1">Reemplazo Q</text:p>
      <text:p text:style-name="P1"/>
      <text:p text:style-name="P1">F  →   FD |  M |  M<text:line-break/>D  →  bF  | cF  |  cM<text:line-break/>M →   Mb  | dM | , | M | R</text:p>
      <text:p text:style-name="P1">R →  #R | % | ,</text:p>
      <text:p text:style-name="P1"/>
      <text:p text:style-name="P1">Elimino M → M y una F → M y D → cM</text:p>
      <text:p text:style-name="P1"/>
      <text:p text:style-name="P1">F  →   FD |  M<text:line-break/>D  →  bF  | cF<text:line-break/>M →   Mb  | dM | , | R<text:tab/><text:tab/>// d* R b*</text:p>
      <text:p text:style-name="P1">R →  #R | % | ,</text:p>
      <text:p text:style-name="P1"/>
      <text:p text:style-name="P1"><text:soft-page-break/>Reemplazo D en F</text:p>
      <text:p text:style-name="P1"/>
      <text:p text:style-name="P1">F  →   FbF | FcF |  M<text:line-break/>M →   Mb  | dM | , | R<text:tab/><text:tab/>// d* R b*</text:p>
      <text:p text:style-name="P1">R →  #R | % | ,</text:p>
      <text:p text:style-name="P1"/>
      <text:p text:style-name="P1">Eliminamos amb de M</text:p>
      <text:p text:style-name="P1"/>
      <text:p text:style-name="P1">M → DRB</text:p>
      <text:p text:style-name="P1">D → dD | eps</text:p>
      <text:p text:style-name="P1">B → bB | eps</text:p>
      <text:p text:style-name="P1"/>
      <text:p text:style-name="P1">Eliminamos amb de F</text:p>
      <text:p text:style-name="P1"/>
      <text:p text:style-name="P1">F → MbF | McF | M</text:p>
      <text:p text:style-name="P1"/>
      <text:p text:style-name="P1">Sin amb</text:p>
      <text:p text:style-name="P1"/>
      <text:p text:style-name="P1">F → MbF | McF | M <text:tab/><text:tab/><text:line-break/>M → DRB</text:p>
      <text:p text:style-name="P1">D → dD | eps</text:p>
      <text:p text:style-name="P1">B → bB | eps</text:p>
      <text:p text:style-name="P1">R →  #R | % | ,</text:p>
      <text:p text:style-name="P1"><text:soft-page-break/></text:p>
      <text:p text:style-name="P1">Sin RI</text:p>
      <text:p text:style-name="P1"/>
      <text:p text:style-name="P1">F → MbF | McF | M <text:tab/><text:tab/><text:line-break/>M → DRB</text:p>
      <text:p text:style-name="P1">D → dD | eps</text:p>
      <text:p text:style-name="P1">B → bB | eps</text:p>
      <text:p text:style-name="P1">R →  #R | % | ,</text:p>
      <text:p text:style-name="P1"/>
      <text:p text:style-name="P1">Factorizando F</text:p>
      <text:p text:style-name="P1"/>
      <text:p text:style-name="P1">F → MK</text:p>
      <text:p text:style-name="P1">K → bF | cF | eps</text:p>
      <text:p text:style-name="P1"/>
      <text:p text:style-name="P1">Gramatica LL(1)</text:p>
      <text:p text:style-name="P1"/>
      <text:p text:style-name="P1"><text:span text:style-name="T1">F → DBRK<text:line-break/>K → bF | cF | eps<text:line-break/>D → dD | eps</text:span></text:p>
      <text:p text:style-name="P1"><text:span text:style-name="T1">B → bB | eps</text:span></text:p>
      <text:p text:style-name="P1"><text:span text:style-name="T1">R →  #R | % | ,</text:span></text:p>
      <text:p text:style-name="P1"/>
      <text:p text:style-name="P1"/>
      <text:p text:style-name="P1">Para F → DBRK</text:p>
      <text:p text:style-name="P1"><text:soft-page-break/>prim(DBRK)={d,b,#, %, ,}</text:p>
      <text:p text:style-name="P1"><text:tab/>prim(D)={d,b,#, %, ,}</text:p>
      <text:p text:style-name="P1"><text:tab/><text:tab/>prim(dD)={d}</text:p>
      <text:p text:style-name="P1"><text:tab/><text:tab/>prim(B)={d}</text:p>
      <text:p text:style-name="P1"><text:tab/><text:tab/><text:tab/>prim(bB)={b}</text:p>
      <text:p text:style-name="P1"><text:tab/><text:tab/>prim(R)={#, %, ,}</text:p>
      <text:p text:style-name="P1"><text:tab/><text:tab/><text:tab/></text:p>
      <text:p text:style-name="P1">Para K → bF</text:p>
      <text:p text:style-name="P1">prim(bF)={b}</text:p>
      <text:p text:style-name="P1"/>
      <text:p text:style-name="P1">Para K → cF</text:p>
      <text:p text:style-name="P1">prim(cF)={c}</text:p>
      <text:p text:style-name="P1"/>
      <text:p text:style-name="P1">Para K → eps</text:p>
      <text:p text:style-name="P1">prim(eps)={eps}</text:p>
      <text:p text:style-name="P1">sig(K)={$}</text:p>
      <text:p text:style-name="P1">sig(F)={$}</text:p>
      <text:p text:style-name="P1"/>
      <text:p text:style-name="P1">Para D → dD</text:p>
      <text:p text:style-name="P1">prim(dD)={d}</text:p>
      <text:p text:style-name="P1"/>
      <text:p text:style-name="P1"><text:soft-page-break/>Para D → eps</text:p>
      <text:p text:style-name="P1">prim(eps)={eps}</text:p>
      <text:p text:style-name="P1">sig(D)={b,#, %, ,}</text:p>
      <text:p text:style-name="P1"><text:tab/>prim(B)={b}</text:p>
      <text:p text:style-name="P1"><text:tab/>sig(B)={#, %, ,}</text:p>
      <text:p text:style-name="P1"><text:tab/>prim(R)={#, %, ,}</text:p>
      <text:p text:style-name="P1"/>
      <text:p text:style-name="P1">Para B → bB</text:p>
      <text:p text:style-name="P1">prim(bB)={b}</text:p>
      <text:p text:style-name="P1"/>
      <text:p text:style-name="P1">Para B → eps</text:p>
      <text:p text:style-name="P1">prim(eps)={eps}</text:p>
      <text:p text:style-name="P1">sig(B)={#, %, ,}</text:p>
      <text:p text:style-name="P1"/>
      <text:p text:style-name="P1">Para R → #R</text:p>
      <text:p text:style-name="P1">prim(#R)={#}</text:p>
      <text:p text:style-name="P1"/>
      <text:p text:style-name="P1">Para R → %</text:p>
      <text:p text:style-name="P1">prim(%)={%}</text:p>
      <text:p text:style-name="P1"/>
      <text:p text:style-name="P1">Para R → ,</text:p>
      <text:p text:style-name="P1"><text:soft-page-break/>prim(,)={,}</text:p>
      <text:p text:style-name="P1"/>
      <text:p text:style-name="P1"/>
      <table:table table:name="Table1" table:style-name="Table1">
        <table:table-column table:style-name="Table1.A" table:number-columns-repeated="7"/>
        <table:table-column table:style-name="Table1.H"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b</text:p>
          </table:table-cell>
          <table:table-cell table:style-name="Table1.A1" office:value-type="string">
            <text:p text:style-name="P5">c</text:p>
          </table:table-cell>
          <table:table-cell table:style-name="Table1.A1" office:value-type="string">
            <text:p text:style-name="P5">#</text:p>
          </table:table-cell>
          <table:table-cell table:style-name="Table1.A1" office:value-type="string">
            <text:p text:style-name="P5">%</text:p>
          </table:table-cell>
          <table:table-cell table:style-name="Table1.A1" office:value-type="string">
            <text:p text:style-name="P5">,</text:p>
          </table:table-cell>
          <table:table-cell table:style-name="Table1.A1" office:value-type="string">
            <text:p text:style-name="P5">d</text:p>
          </table:table-cell>
          <table:table-cell table:style-name="Table1.A1" office:value-type="string">
            <text:p text:style-name="P5">$</text:p>
          </table:table-cell>
        </table:table-row>
        <table:table-row table:style-name="Table1.1">
          <table:table-cell table:style-name="Table1.A1" office:value-type="string">
            <text:p text:style-name="P5">F</text:p>
          </table:table-cell>
          <table:table-cell table:style-name="Table1.A1" office:value-type="string">
            <text:p text:style-name="P2">DBRK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DBRK</text:p>
          </table:table-cell>
          <table:table-cell table:style-name="Table1.A1" office:value-type="string">
            <text:p text:style-name="P2">DBRK</text:p>
          </table:table-cell>
          <table:table-cell table:style-name="Table1.A1" office:value-type="string">
            <text:p text:style-name="P2">DBRK</text:p>
          </table:table-cell>
          <table:table-cell table:style-name="Table1.A1" office:value-type="string">
            <text:p text:style-name="P2">DBRK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K</text:p>
          </table:table-cell>
          <table:table-cell table:style-name="Table1.A1" office:value-type="string">
            <text:p text:style-name="P2">bF</text:p>
          </table:table-cell>
          <table:table-cell table:style-name="Table1.A1" office:value-type="string">
            <text:p text:style-name="P2">cF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eps</text:p>
          </table:table-cell>
        </table:table-row>
        <table:table-row table:style-name="Table1.1">
          <table:table-cell table:style-name="Table1.A1" office:value-type="string">
            <text:p text:style-name="P5">D</text:p>
          </table:table-cell>
          <table:table-cell table:style-name="Table1.A1" office:value-type="string">
            <text:p text:style-name="P2">eps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eps</text:p>
          </table:table-cell>
          <table:table-cell table:style-name="Table1.A1" office:value-type="string">
            <text:p text:style-name="P2">eps</text:p>
          </table:table-cell>
          <table:table-cell table:style-name="Table1.A1" office:value-type="string">
            <text:p text:style-name="P2">eps</text:p>
          </table:table-cell>
          <table:table-cell table:style-name="Table1.A1" office:value-type="string">
            <text:p text:style-name="P2">dD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B</text:p>
          </table:table-cell>
          <table:table-cell table:style-name="Table1.A1" office:value-type="string">
            <text:p text:style-name="P2">bB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eps</text:p>
          </table:table-cell>
          <table:table-cell table:style-name="Table1.A1" office:value-type="string">
            <text:p text:style-name="P2">eps</text:p>
          </table:table-cell>
          <table:table-cell table:style-name="Table1.A1" office:value-type="string">
            <text:p text:style-name="P2">eps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R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#R</text:p>
          </table:table-cell>
          <table:table-cell table:style-name="Table1.A1" office:value-type="string">
            <text:p text:style-name="P2">%</text:p>
          </table:table-cell>
          <table:table-cell table:style-name="Table1.A1" office:value-type="string">
            <text:p text:style-name="P2">,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p text:style-name="P1"/>
      <text:p text:style-name="P1"/>
      <text:p text:style-name="P1"><text:tab/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6" meta:paragraph-count="106" meta:word-count="444" meta:character-count="1474" meta:non-whitespace-character-count="1033"/>
    <meta:generator>LibreOfficeDev/6.0.5.2$Linux_X86_64 LibreOffice_project/</meta:generator>
  </office:meta>
</office:document-meta>
</file>